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/>
    <style:font-face style:name="Open Sans" svg:font-family="'Open Sans', sans-serif"/>
    <style:font-face style:name="Calibri1" svg:font-family="Calibri" style:font-family-generic="swiss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officeooo:paragraph-rsid="00174d51"/>
    </style:style>
    <style:style style:name="P3" style:family="paragraph" style:parent-style-name="Heading_20_2">
      <style:text-properties officeooo:rsid="001ba205" officeooo:paragraph-rsid="001ba205"/>
    </style:style>
    <style:style style:name="P4" style:family="paragraph" style:parent-style-name="Heading_20_2">
      <style:text-properties officeooo:rsid="001e075e" officeooo:paragraph-rsid="001e075e"/>
    </style:style>
    <style:style style:name="P5" style:family="paragraph" style:parent-style-name="Heading_20_2">
      <style:text-properties officeooo:rsid="001ecc15" officeooo:paragraph-rsid="001ecc15"/>
    </style:style>
    <style:style style:name="P6" style:family="paragraph" style:parent-style-name="Heading_20_2">
      <style:text-properties officeooo:rsid="00209c54" officeooo:paragraph-rsid="00209c54"/>
    </style:style>
    <style:style style:name="P7" style:family="paragraph" style:parent-style-name="Heading_20_2">
      <style:text-properties officeooo:rsid="00211e14" officeooo:paragraph-rsid="00211e14"/>
    </style:style>
    <style:style style:name="P8" style:family="paragraph" style:parent-style-name="Heading_20_2">
      <style:text-properties officeooo:rsid="0022708d" officeooo:paragraph-rsid="0022708d"/>
    </style:style>
    <style:style style:name="P9" style:family="paragraph" style:parent-style-name="Heading_20_2">
      <style:text-properties officeooo:rsid="002351ed" officeooo:paragraph-rsid="002351ed"/>
    </style:style>
    <style:style style:name="P10" style:family="paragraph" style:parent-style-name="Heading_20_2">
      <style:text-properties officeooo:rsid="0024e51d" officeooo:paragraph-rsid="0024e51d"/>
    </style:style>
    <style:style style:name="P11" style:family="paragraph" style:parent-style-name="Heading_20_2">
      <style:text-properties officeooo:rsid="0026dff5" officeooo:paragraph-rsid="0026dff5"/>
    </style:style>
    <style:style style:name="P12" style:family="paragraph" style:parent-style-name="Heading_20_2">
      <style:text-properties officeooo:rsid="00289d44" officeooo:paragraph-rsid="00289d44"/>
    </style:style>
    <style:style style:name="P13" style:family="paragraph" style:parent-style-name="Heading_20_1">
      <style:paragraph-properties fo:break-before="page"/>
      <style:text-properties officeooo:rsid="0014b0e0" officeooo:paragraph-rsid="0014b0e0"/>
    </style:style>
    <style:style style:name="P14" style:family="paragraph" style:parent-style-name="Heading_20_1">
      <style:text-properties officeooo:rsid="0014b0e0" officeooo:paragraph-rsid="0014b0e0"/>
    </style:style>
    <style:style style:name="P15" style:family="paragraph" style:parent-style-name="Title" style:master-page-name="Standard">
      <style:paragraph-properties style:page-number="auto"/>
      <style:text-properties officeooo:rsid="0014b0e0" officeooo:paragraph-rsid="0014b0e0"/>
    </style:style>
    <style:style style:name="P16" style:family="paragraph" style:parent-style-name="Standard">
      <style:text-properties officeooo:rsid="0014b0e0" officeooo:paragraph-rsid="0014b0e0"/>
    </style:style>
    <style:style style:name="P17" style:family="paragraph" style:parent-style-name="Standard">
      <style:text-properties style:font-name="Calibri light" fo:font-size="14pt" officeooo:rsid="0017a97a" officeooo:paragraph-rsid="0017a97a" style:font-size-asian="12.25pt" style:font-size-complex="14pt"/>
    </style:style>
    <style:style style:name="P18" style:family="paragraph" style:parent-style-name="Standard">
      <style:text-properties style:font-name="Calibri1" fo:font-size="11pt" officeooo:rsid="00198070" officeooo:paragraph-rsid="00198070" style:font-size-asian="9.60000038146973pt" style:font-size-complex="11pt"/>
    </style:style>
    <style:style style:name="P19" style:family="paragraph" style:parent-style-name="Standard">
      <style:text-properties officeooo:rsid="0019acc6" officeooo:paragraph-rsid="0019acc6"/>
    </style:style>
    <style:style style:name="P20" style:family="paragraph" style:parent-style-name="Standard">
      <style:text-properties officeooo:rsid="001ba205" officeooo:paragraph-rsid="001ba205"/>
    </style:style>
    <style:style style:name="P21" style:family="paragraph" style:parent-style-name="Standard">
      <style:text-properties officeooo:rsid="001d11f5" officeooo:paragraph-rsid="001d11f5"/>
    </style:style>
    <style:style style:name="P22" style:family="paragraph" style:parent-style-name="Standard">
      <style:text-properties officeooo:rsid="001ecc15" officeooo:paragraph-rsid="001ecc15"/>
    </style:style>
    <style:style style:name="P23" style:family="paragraph" style:parent-style-name="Standard">
      <style:text-properties officeooo:rsid="00209c54" officeooo:paragraph-rsid="00209c54"/>
    </style:style>
    <style:style style:name="P24" style:family="paragraph" style:parent-style-name="Standard">
      <style:text-properties officeooo:rsid="00211e14" officeooo:paragraph-rsid="00211e14"/>
    </style:style>
    <style:style style:name="P25" style:family="paragraph" style:parent-style-name="Standard">
      <style:text-properties officeooo:rsid="0023f798" officeooo:paragraph-rsid="0023f798"/>
    </style:style>
    <style:style style:name="P26" style:family="paragraph" style:parent-style-name="Standard">
      <style:text-properties officeooo:rsid="0024e51d" officeooo:paragraph-rsid="0024e51d"/>
    </style:style>
    <style:style style:name="P27" style:family="paragraph" style:parent-style-name="Standard">
      <style:text-properties officeooo:rsid="00289d44" officeooo:paragraph-rsid="00289d44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Header" style:master-page-name="">
      <loext:graphic-properties draw:fill="none"/>
      <style:paragraph-properties fo:margin-left="0cm" fo:margin-right="0cm" fo:margin-top="0cm" fo:margin-bottom="0.282cm" loext:contextual-spacing="false" fo:line-height="108%" fo:text-align="start" style:justify-single-word="false" fo:orphans="2" fo:widows="2" fo:text-indent="-1cm" style:auto-text-indent="false" style:page-number="auto" fo:background-color="transparent" text:number-lines="false" text:line-number="0" style:writing-mode="lr-tb">
        <style:tab-stops>
          <style:tab-stop style:position="8.105cm" style:type="center"/>
          <style:tab-stop style:position="17cm" style:type="right"/>
        </style:tab-stops>
      </style:paragraph-properties>
      <style:text-properties officeooo:paragraph-rsid="0014b0e0"/>
    </style:style>
    <style:style style:name="P30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T1" style:family="text">
      <style:text-properties officeooo:rsid="0014b0e0"/>
    </style:style>
    <style:style style:name="T2" style:family="text">
      <style:text-properties fo:font-variant="normal" fo:text-transform="none" fo:color="#000000" style:text-line-through-style="none" style:text-line-through-type="none" style:font-name="Open Sans" fo:font-size="9pt" fo:letter-spacing="normal" fo:font-style="normal" style:text-underline-style="none" fo:font-weight="bold" style:text-blinking="false" fo:background-color="#ffffff" loext:char-shading-value="0" loext:padding="0cm" loext:border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Extensible Protocol Development and Load Testing suite</text:p>
      <text:p text:style-name="P17"><text:bookmark-start text:name="__RefHeading___Toc67584_2741984178"/>Abstract<text:bookmark-end text:name="__RefHeading___Toc67584_2741984178"/></text:p>
      <text:p text:style-name="P18">[place holder]</text:p>
      <text:p text:style-name="P2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text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ext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text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8">Table of Contents</text:p>
          </text:index-title>
          <text:p text:style-name="P1"><text:a xlink:type="simple" xlink:href="#__RefHeading___Toc64583_2741984178" text:style-name="Index_20_Link" text:visited-style-name="Index_20_Link">Introduction<text:tab/>3</text:a></text:p>
          <text:p text:style-name="P1"><text:a xlink:type="simple" xlink:href="#__RefHeading___Toc64585_2741984178" text:style-name="Index_20_Link" text:visited-style-name="Index_20_Link">Current Literature Review<text:tab/>3</text:a></text:p>
          <text:p text:style-name="P1"><text:a xlink:type="simple" xlink:href="#__RefHeading___Toc64587_2741984178" text:style-name="Index_20_Link" text:visited-style-name="Index_20_Link">Requirements &amp; Acceptance Tests<text:tab/>3</text:a></text:p>
          <text:p text:style-name="P30"><text:a xlink:type="simple" xlink:href="#__RefHeading___Toc84680_2741984178" text:style-name="Index_20_Link" text:visited-style-name="Index_20_Link">Requirements<text:tab/>3</text:a></text:p>
          <text:p text:style-name="P30"><text:a xlink:type="simple" xlink:href="#__RefHeading___Toc84682_2741984178" text:style-name="Index_20_Link" text:visited-style-name="Index_20_Link">Acceptance Tests<text:tab/>3</text:a></text:p>
          <text:p text:style-name="P30"><text:a xlink:type="simple" xlink:href="#__RefHeading___Toc84684_2741984178" text:style-name="Index_20_Link" text:visited-style-name="Index_20_Link">Acceptance Tests and Requirements Overview<text:tab/>3</text:a></text:p>
          <text:p text:style-name="P1"><text:a xlink:type="simple" xlink:href="#__RefHeading___Toc64589_2741984178" text:style-name="Index_20_Link" text:visited-style-name="Index_20_Link">Methodology &amp; Designs<text:tab/>3</text:a></text:p>
          <text:p text:style-name="P30"><text:a xlink:type="simple" xlink:href="#__RefHeading___Toc84686_2741984178" text:style-name="Index_20_Link" text:visited-style-name="Index_20_Link">Development Methodology<text:tab/>3</text:a></text:p>
          <text:p text:style-name="P30"><text:a xlink:type="simple" xlink:href="#__RefHeading___Toc84688_2741984178" text:style-name="Index_20_Link" text:visited-style-name="Index_20_Link">Current Designs<text:tab/>3</text:a></text:p>
          <text:p text:style-name="P1"><text:a xlink:type="simple" xlink:href="#__RefHeading___Toc64591_2741984178" text:style-name="Index_20_Link" text:visited-style-name="Index_20_Link">Implementation &amp; Test<text:tab/>3</text:a></text:p>
          <text:p text:style-name="P30"><text:a xlink:type="simple" xlink:href="#__RefHeading___Toc84690_2741984178" text:style-name="Index_20_Link" text:visited-style-name="Index_20_Link">Testing methodology<text:tab/>3</text:a></text:p>
          <text:p text:style-name="P30"><text:a xlink:type="simple" xlink:href="#__RefHeading___Toc84692_2741984178" text:style-name="Index_20_Link" text:visited-style-name="Index_20_Link">Implementation Methodology and Approach<text:tab/>3</text:a></text:p>
          <text:p text:style-name="P30"><text:a xlink:type="simple" xlink:href="#__RefHeading___Toc84694_2741984178" text:style-name="Index_20_Link" text:visited-style-name="Index_20_Link">Implementation Log<text:tab/>3</text:a></text:p>
          <text:p text:style-name="P30"><text:a xlink:type="simple" xlink:href="#__RefHeading___Toc84696_2741984178" text:style-name="Index_20_Link" text:visited-style-name="Index_20_Link">Testing Log<text:tab/>3</text:a></text:p>
          <text:p text:style-name="P30"><text:a xlink:type="simple" xlink:href="#__RefHeading___Toc84698_2741984178" text:style-name="Index_20_Link" text:visited-style-name="Index_20_Link">Acceptance Test Checklist<text:tab/>3</text:a></text:p>
          <text:p text:style-name="P1"><text:a xlink:type="simple" xlink:href="#__RefHeading___Toc64593_2741984178" text:style-name="Index_20_Link" text:visited-style-name="Index_20_Link">Evaluation<text:tab/>3</text:a></text:p>
          <text:p text:style-name="P30"><text:a xlink:type="simple" xlink:href="#__RefHeading___Toc84700_2741984178" text:style-name="Index_20_Link" text:visited-style-name="Index_20_Link">What has been shown<text:tab/>3</text:a></text:p>
          <text:p text:style-name="P30"><text:a xlink:type="simple" xlink:href="#__RefHeading___Toc84702_2741984178" text:style-name="Index_20_Link" text:visited-style-name="Index_20_Link">What is still outstanding<text:tab/>3</text:a></text:p>
          <text:p text:style-name="P1"><text:a xlink:type="simple" xlink:href="#__RefHeading___Toc64595_2741984178" text:style-name="Index_20_Link" text:visited-style-name="Index_20_Link">Conclusion<text:tab/>3</text:a></text:p>
          <text:p text:style-name="P30"><text:a xlink:type="simple" xlink:href="#__RefHeading___Toc84704_2741984178" text:style-name="Index_20_Link" text:visited-style-name="Index_20_Link">Future enhancements<text:tab/>3</text:a></text:p>
          <text:p text:style-name="P30"><text:a xlink:type="simple" xlink:href="#__RefHeading___Toc84706_2741984178" text:style-name="Index_20_Link" text:visited-style-name="Index_20_Link">Process Actions<text:tab/>3</text:a></text:p>
          <text:p text:style-name="P30"><text:a xlink:type="simple" xlink:href="#__RefHeading___Toc84708_2741984178" text:style-name="Index_20_Link" text:visited-style-name="Index_20_Link">Into the future<text:tab/>4</text:a></text:p>
        </text:index-body>
      </text:table-of-content>
      <text:p text:style-name="Text_20_body"/>
      <text:h text:style-name="P13" text:outline-level="1"><text:bookmark-start text:name="__RefHeading___Toc64583_2741984178"/>Introduction<text:bookmark-end text:name="__RefHeading___Toc64583_2741984178"/></text:h>
      <text:p text:style-name="P19"/>
      <text:h text:style-name="Heading_20_1" text:outline-level="1"><text:bookmark-start text:name="__RefHeading___Toc64585_2741984178"/>Current Literature Review<text:bookmark-end text:name="__RefHeading___Toc64585_2741984178"/></text:h>
      <text:p text:style-name="P16"/>
      <text:h text:style-name="P14" text:outline-level="1"><text:bookmark-start text:name="__RefHeading___Toc64587_2741984178"/>Requirements &amp; Acceptance Tests<text:bookmark-end text:name="__RefHeading___Toc64587_2741984178"/></text:h>
      <text:h text:style-name="P3" text:outline-level="2"><text:bookmark-start text:name="__RefHeading___Toc84680_2741984178"/>Requirements<text:bookmark-end text:name="__RefHeading___Toc84680_2741984178"/></text:h>
      <text:p text:style-name="P21">[Make a note of the User story ID in the AT tracker table]</text:p>
      <text:h text:style-name="P3" text:outline-level="2"><text:bookmark-start text:name="__RefHeading___Toc84682_2741984178"/>Acceptance Tests<text:bookmark-end text:name="__RefHeading___Toc84682_2741984178"/></text:h>
      <text:p text:style-name="P20"/>
      <text:h text:style-name="P4" text:outline-level="2"><text:bookmark-start text:name="__RefHeading___Toc84684_2741984178"/>Acceptance Tests and Requirements Overview<text:bookmark-end text:name="__RefHeading___Toc84684_2741984178"/></text:h>
      <text:h text:style-name="P14" text:outline-level="1"><text:bookmark-start text:name="__RefHeading___Toc64589_2741984178"/>Methodology &amp; Designs<text:bookmark-end text:name="__RefHeading___Toc64589_2741984178"/></text:h>
      <text:h text:style-name="P5" text:outline-level="2"><text:bookmark-start text:name="__RefHeading___Toc84686_2741984178"/>Development Methodology<text:bookmark-end text:name="__RefHeading___Toc84686_2741984178"/></text:h>
      <text:p text:style-name="P22"/>
      <text:h text:style-name="P6" text:outline-level="2"><text:bookmark-start text:name="__RefHeading___Toc84688_2741984178"/>Current Designs<text:bookmark-end text:name="__RefHeading___Toc84688_2741984178"/></text:h>
      <text:p text:style-name="P23">[Post the chart followed by the log of its design]</text:p>
      <text:h text:style-name="P14" text:outline-level="1"><text:bookmark-start text:name="__RefHeading___Toc64591_2741984178"/>Implementation &amp; Test<text:bookmark-end text:name="__RefHeading___Toc64591_2741984178"/></text:h>
      <text:h text:style-name="P7" text:outline-level="2"><text:bookmark-start text:name="__RefHeading___Toc84690_2741984178"/>Testing methodology<text:bookmark-end text:name="__RefHeading___Toc84690_2741984178"/></text:h>
      <text:p text:style-name="P24"/>
      <text:h text:style-name="P7" text:outline-level="2"><text:bookmark-start text:name="__RefHeading___Toc84692_2741984178"/>Implementation Methodology and Approach<text:bookmark-end text:name="__RefHeading___Toc84692_2741984178"/></text:h>
      <text:p text:style-name="P24"/>
      <text:h text:style-name="P7" text:outline-level="2"><text:bookmark-start text:name="__RefHeading___Toc84694_2741984178"/>Implementation Log<text:bookmark-end text:name="__RefHeading___Toc84694_2741984178"/></text:h>
      <text:p text:style-name="P24"/>
      <text:h text:style-name="P8" text:outline-level="2"><text:bookmark-start text:name="__RefHeading___Toc84696_2741984178"/>Testing Log<text:bookmark-end text:name="__RefHeading___Toc84696_2741984178"/></text:h>
      <text:p text:style-name="P25">[Standardise test naming conventions]</text:p>
      <text:h text:style-name="P9" text:outline-level="2"><text:bookmark-start text:name="__RefHeading___Toc84698_2741984178"/>Acceptance Test Checklist<text:bookmark-end text:name="__RefHeading___Toc84698_2741984178"/></text:h>
      <text:h text:style-name="P14" text:outline-level="1"><text:bookmark-start text:name="__RefHeading___Toc64593_2741984178"/>Evaluation<text:bookmark-end text:name="__RefHeading___Toc64593_2741984178"/></text:h>
      <text:h text:style-name="P10" text:outline-level="2"><text:bookmark-start text:name="__RefHeading___Toc84700_2741984178"/>What has been shown<text:bookmark-end text:name="__RefHeading___Toc84700_2741984178"/></text:h>
      <text:p text:style-name="P26"/>
      <text:h text:style-name="P11" text:outline-level="2"><text:bookmark-start text:name="__RefHeading___Toc84702_2741984178"/>What is still outstanding<text:bookmark-end text:name="__RefHeading___Toc84702_2741984178"/></text:h>
      <text:h text:style-name="P14" text:outline-level="1"><text:bookmark-start text:name="__RefHeading___Toc64595_2741984178"/>Conclusion<text:bookmark-end text:name="__RefHeading___Toc64595_2741984178"/></text:h>
      <text:h text:style-name="P12" text:outline-level="2"><text:bookmark-start text:name="__RefHeading___Toc84704_2741984178"/>Future enhancements<text:bookmark-end text:name="__RefHeading___Toc84704_2741984178"/></text:h>
      <text:p text:style-name="P27"/>
      <text:h text:style-name="P12" text:outline-level="2"><text:bookmark-start text:name="__RefHeading___Toc84706_2741984178"/>Process Actions<text:bookmark-end text:name="__RefHeading___Toc84706_2741984178"/></text:h>
      <text:p text:style-name="P27"/>
      <text:h text:style-name="P12" text:outline-level="2"><text:bookmark-start text:name="__RefHeading___Toc84708_2741984178"/><text:soft-page-break/>Into the future<text:bookmark-end text:name="__RefHeading___Toc84708_2741984178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"/>
    <style:font-face style:name="Open Sans" svg:font-family="'Open Sans', sans-serif"/>
    <style:font-face style:name="Calibri1" svg:font-family="Calibri" style:font-family-generic="swiss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2" style:font-size-asian="11pt" style:language-asian="en" style:country-asian="US" style:font-name-complex="Lohit Devanagar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false" style:font-name-asian="Calibri2" style:font-size-asian="11pt" style:language-asian="en" style:country-asian="US" style:font-name-complex="Lohit Devanagari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Lohit Devanagari" style:font-family-complex="'Lohit Devanagari'" style:font-family-generic-complex="system" style:font-pitch-complex="variable" style:font-size-complex="16pt"/>
    </style:style>
    <style:style style:name="Heading_20_2" style:display-name="Heading 2" style:family="paragraph" style:parent-style-name="Heading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Lohit Devanagari" style:font-family-complex="'Lohit Devanagari'" style:font-family-generic-complex="system" style:font-pitch-complex="variable" style:font-size-complex="13pt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92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Lohit Devanagari" style:font-family-complex="'Lohit Devanagari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Lohit Devanagari" style:font-family-complex="'Lohit Devanagari'" style:font-family-generic-complex="system" style:font-pitch-complex="variable" style:font-size-complex="13pt"/>
    </style:style>
    <style:style style:name="ListLabel_20_1" style:display-name="ListLabel 1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0cm" fo:margin-top="0cm" fo:margin-bottom="0.282cm" loext:contextual-spacing="false" fo:line-height="108%" fo:text-align="start" style:justify-single-word="false" fo:orphans="2" fo:widows="2" fo:text-indent="-1cm" style:auto-text-indent="false" style:page-number="auto" fo:background-color="transparent" text:number-lines="false" text:line-number="0" style:writing-mode="lr-tb">
        <style:tab-stops>
          <style:tab-stop style:position="8.105cm" style:type="center"/>
          <style:tab-stop style:position="17cm" style:type="right"/>
        </style:tab-stops>
      </style:paragraph-properties>
      <style:text-properties officeooo:paragraph-rsid="0014b0e0"/>
    </style:style>
    <style:style style:name="MT1" style:family="text">
      <style:text-properties officeooo:rsid="0014b0e0"/>
    </style:style>
    <style:style style:name="MT2" style:family="text">
      <style:text-properties fo:font-variant="normal" fo:text-transform="none" fo:color="#000000" style:text-line-through-style="none" style:text-line-through-type="none" style:font-name="Open Sans" fo:font-size="9pt" fo:letter-spacing="normal" fo:font-style="normal" style:text-underline-style="none" fo:font-weight="bold" style:text-blinking="false" fo:background-color="#ffffff" loext:char-shading-value="0" loext:padding="0cm" loext:border="none"/>
    </style:style>
    <style:page-layout style:name="Mpm1">
      <style:page-layout-properties fo:page-width="21.001cm" fo:page-height="29.7cm" style:num-format="1" style:print-orientation="portrait" fo:margin-top="0.838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2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Prot-Dev<text:tab/>14024424<text:tab/></text:span><text:bookmark text:name="courseMenu_link"/><text:a xlink:type="simple" xlink:href="https://blackboard.uwe.ac.uk/webapps/blackboard/execute/announcement?method=search&amp;context=course_entry&amp;course_id=_303894_1&amp;handle=announcements_entry&amp;mode=view#" text:style-name="Internet_20_link" text:visited-style-name="Visited_20_Internet_20_Link"><text:span text:style-name="MT2">UFCFXK-30-3</text:span></text:a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1</meta:editing-cycles>
    <meta:creation-date>2018-12-20T16:06:49.616603535</meta:creation-date>
    <meta:editing-duration>PT20M41S</meta:editing-duration>
    <meta:generator>LibreOffice/6.1.3.2$Linux_X86_64 LibreOffice_project/10$Build-2</meta:generator>
    <dc:title>word</dc:title>
    <dc:date>2018-12-20T16:38:40.555724949</dc:date>
    <meta:document-statistic meta:table-count="0" meta:image-count="0" meta:object-count="0" meta:page-count="4" meta:paragraph-count="52" meta:word-count="177" meta:character-count="1197" meta:non-whitespace-character-count="107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word" xlink:href="../word.ott" meta:date="2018-12-20T16:06:49.256606043"/>
  </office:meta>
</office:document-meta>
</file>